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fill="none" draw:textarea-horizontal-align="center" draw:textarea-vertical-align="middle"/>
    </style:style>
    <style:style style:name="gr2" style:family="graphic" style:parent-style-name="measure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6cm" svg:height="1cm" svg:x="2.6cm" svg:y="4.4cm">
          <text:p text:style-name="P1"><text:span text:style-name="T1">UDP</text:span><text:span text:style-name="T1">疑似ヘッダ</text:span></text:p>
        </draw:rect>
        <draw:rect draw:style-name="gr1" draw:text-style-name="P2" draw:layer="layout" svg:width="4cm" svg:height="1cm" svg:x="8.6cm" svg:y="4.4cm">
          <text:p text:style-name="P1"><text:span text:style-name="T1">UDP</text:span><text:span text:style-name="T1">ヘッダ</text:span></text:p>
        </draw:rect>
        <draw:rect draw:style-name="gr1" draw:text-style-name="P2" draw:layer="layout" svg:width="11cm" svg:height="1cm" svg:x="12.6cm" svg:y="4.4cm">
          <text:p text:style-name="P1"><text:span text:style-name="T1">データ</text:span></text:p>
        </draw:rect>
        <draw:measure draw:style-name="gr2" draw:text-style-name="P3" draw:layer="measurelines" svg:x1="2.6cm" svg:y1="7cm" svg:x2="8.6cm" svg:y2="7cm">
          <text:p text:style-name="P3"><text:span text:style-name="T2">12byte</text:span></text:p>
        </draw:measure>
        <draw:measure draw:style-name="gr2" draw:text-style-name="P3" draw:layer="measurelines" svg:x1="8.6cm" svg:y1="7cm" svg:x2="12.6cm" svg:y2="7cm">
          <text:p text:style-name="P3"><text:span text:style-name="T2">8byte</text:span></text:p>
        </draw:measure>
        <draw:measure draw:style-name="gr2" draw:text-style-name="P3" draw:layer="measurelines" svg:x1="12.6cm" svg:y1="7cm" svg:x2="23.6cm" svg:y2="7cm">
          <text:p text:style-name="P3"><text:span text:style-name="T2"><text:measure text:kind="gap"/></text:span><text:span text:style-name="T3">任意の長さ</text:span></text:p>
        </draw:measure>
        <draw:line draw:style-name="gr3" draw:text-style-name="P1" draw:layer="layout" svg:x1="8.5cm" svg:y1="3.7cm" svg:x2="23.5cm" svg:y2="3.7cm">
          <text:p/>
        </draw:line>
        <draw:frame draw:style-name="gr4" draw:text-style-name="P4" draw:layer="layout" svg:width="8.135cm" svg:height="0.747cm" svg:x="11.7cm" svg:y="2.5cm">
          <draw:text-box>
            <text:p text:style-name="P4">疑似ヘッダのデータ長フィールドの値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6T09:11:05.51</meta:creation-date>
    <dc:date>2011-12-07T02:14:23.67</dc:date>
    <meta:editing-duration>PT10H32M10S</meta:editing-duration>
    <meta:editing-cycles>5</meta:editing-cycles>
    <meta:generator>OpenOffice.org/3.2$Win32 OpenOffice.org_project/320m18$Build-9502</meta:generator>
    <meta:document-statistic meta:object-count="8"/>
  </office:meta>
</office:document-meta>
</file>